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00%" fo:text-align="start" style:justify-single-word="false"/>
      <style:text-properties fo:language="pt" fo:country="BR" officeooo:paragraph-rsid="00105d6c" style:language-asian="zh" style:country-asian="CN" style:language-complex="hi" style:country-complex="IN"/>
    </style:style>
    <style:style style:name="P2" style:family="paragraph" style:parent-style-name="Title" style:master-page-name="Standard">
      <style:paragraph-properties fo:line-height="100%" fo:text-align="center" style:justify-single-word="false" style:page-number="1"/>
      <style:text-properties fo:color="#1069f2" loext:opacity="100%" style:font-name="Arial" fo:font-size="16pt" fo:language="pt" fo:country="BR" fo:font-weight="bold" officeooo:rsid="002dbf06" officeooo:paragraph-rsid="002dbf06" style:letter-kerning="false" style:font-name-asian="Arial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P3" style:family="paragraph" style:parent-style-name="Text_20_body">
      <style:paragraph-properties fo:line-height="100%"/>
      <style:text-properties officeooo:paragraph-rsid="00111395"/>
    </style:style>
    <style:style style:name="P4" style:family="paragraph" style:parent-style-name="Text_20_body">
      <style:paragraph-properties fo:line-height="100%"/>
      <style:text-properties officeooo:paragraph-rsid="002dbf06"/>
    </style:style>
    <style:style style:name="P5" style:family="paragraph" style:parent-style-name="Text_20_body">
      <style:paragraph-properties fo:line-height="100%"/>
      <style:text-properties officeooo:paragraph-rsid="002f91b6"/>
    </style:style>
    <style:style style:name="P6" style:family="paragraph" style:parent-style-name="Text_20_body">
      <style:paragraph-properties fo:line-height="100%"/>
      <style:text-properties officeooo:paragraph-rsid="0035064b"/>
    </style:style>
    <style:style style:name="P7" style:family="paragraph" style:parent-style-name="Text_20_body">
      <style:paragraph-properties fo:line-height="100%"/>
      <style:text-properties officeooo:paragraph-rsid="0038462b"/>
    </style:style>
    <style:style style:name="P8" style:family="paragraph" style:parent-style-name="Text_20_body">
      <style:paragraph-properties fo:line-height="100%"/>
      <style:text-properties officeooo:paragraph-rsid="003ba48d"/>
    </style:style>
    <style:style style:name="P9" style:family="paragraph" style:parent-style-name="Text_20_body">
      <style:paragraph-properties fo:line-height="100%"/>
      <style:text-properties officeooo:paragraph-rsid="003d1d4c"/>
    </style:style>
    <style:style style:name="P10" style:family="paragraph" style:parent-style-name="Text_20_body">
      <style:paragraph-properties fo:line-height="100%"/>
      <style:text-properties officeooo:paragraph-rsid="003df5c0"/>
    </style:style>
    <style:style style:name="P11" style:family="paragraph" style:parent-style-name="Text_20_body">
      <style:paragraph-properties fo:line-height="100%"/>
      <style:text-properties style:use-window-font-color="true" loext:opacity="0%" fo:font-size="12pt" fo:language="pt" fo:country="BR" fo:font-weight="bold" officeooo:paragraph-rsid="0035064b" style:letter-kerning="false" fo:background-color="#ffff00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P12" style:family="paragraph" style:parent-style-name="Text_20_body">
      <style:paragraph-properties fo:line-height="100%"/>
      <style:text-properties style:use-window-font-color="true" loext:opacity="0%" fo:font-size="12pt" fo:language="pt" fo:country="BR" fo:font-weight="bold" officeooo:paragraph-rsid="003df5c0" style:letter-kerning="false" fo:background-color="#ffff00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P13" style:family="paragraph" style:parent-style-name="Text_20_body">
      <style:text-properties officeooo:paragraph-rsid="0038462b"/>
    </style:style>
    <style:style style:name="T1" style:family="text">
      <style:text-properties style:use-window-font-color="true" loext:opacity="0%" fo:font-size="12pt" fo:language="pt" fo:country="BR" fo:font-weight="normal" officeooo:rsid="002c438c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" style:family="text">
      <style:text-properties style:use-window-font-color="true" loext:opacity="0%" fo:font-size="12pt" fo:language="pt" fo:country="BR" fo:font-weight="normal" officeooo:rsid="002dbf06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3" style:family="text">
      <style:text-properties style:use-window-font-color="true" loext:opacity="0%" fo:font-size="12pt" fo:language="pt" fo:country="BR" fo:font-weight="normal" officeooo:rsid="002fa4e8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4" style:family="text">
      <style:text-properties style:use-window-font-color="true" loext:opacity="0%" fo:font-size="12pt" fo:language="pt" fo:country="BR" fo:font-weight="normal" officeooo:rsid="003064f4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5" style:family="text">
      <style:text-properties style:use-window-font-color="true" loext:opacity="0%" fo:font-size="12pt" fo:language="pt" fo:country="BR" fo:font-weight="normal" officeooo:rsid="003269a6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6" style:family="text">
      <style:text-properties style:use-window-font-color="true" loext:opacity="0%" fo:font-size="12pt" fo:language="pt" fo:country="BR" fo:font-weight="normal" officeooo:rsid="0034628d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7" style:family="text">
      <style:text-properties style:use-window-font-color="true" loext:opacity="0%" fo:font-size="12pt" fo:language="pt" fo:country="BR" fo:font-weight="normal" officeooo:rsid="0035064b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8" style:family="text">
      <style:text-properties style:use-window-font-color="true" loext:opacity="0%" fo:font-size="12pt" fo:language="pt" fo:country="BR" officeooo:rsid="002dbf06" style:letter-kerning="false" style:font-name-asian="Arial1" style:font-size-asian="12pt" style:language-asian="zh" style:country-asian="CN" style:font-name-complex="Arial1" style:font-size-complex="12pt" style:language-complex="hi" style:country-complex="IN"/>
    </style:style>
    <style:style style:name="T9" style:family="text">
      <style:text-properties style:use-window-font-color="true" loext:opacity="0%" fo:font-size="12pt" fo:language="pt" fo:country="BR" fo:font-weight="bold" officeooo:rsid="0034628d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0" style:family="text">
      <style:text-properties style:use-window-font-color="true" loext:opacity="0%" fo:font-size="12pt" fo:language="pt" fo:country="BR" fo:font-weight="bold" officeooo:rsid="002dbf06" style:letter-kerning="false" fo:background-color="#ffff00" loext:char-shading-value="0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1" style:family="text">
      <style:text-properties style:use-window-font-color="true" loext:opacity="0%" fo:font-size="12pt" fo:language="pt" fo:country="BR" fo:font-weight="bold" officeooo:rsid="0038462b" style:letter-kerning="false" fo:background-color="#ffff00" loext:char-shading-value="0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2" style:family="text">
      <style:text-properties style:use-window-font-color="true" loext:opacity="0%" fo:font-size="12pt" fo:language="pt" fo:country="BR" fo:font-weight="bold" officeooo:rsid="003ba48d" style:letter-kerning="false" fo:background-color="#ffff00" loext:char-shading-value="0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3" style:family="text">
      <style:text-properties style:use-window-font-color="true" loext:opacity="0%" fo:font-size="12pt" fo:language="pt" fo:country="BR" fo:font-weight="bold" officeooo:rsid="003df5c0" style:letter-kerning="false" fo:background-color="#ffff00" loext:char-shading-value="0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4" style:family="text">
      <style:text-properties style:use-window-font-color="true" loext:opacity="0%" fo:font-size="12pt" fo:language="pt" fo:country="BR" fo:font-weight="bold" officeooo:rsid="0035064b" style:letter-kerning="false" fo:background-color="#00a933" loext:char-shading-value="0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5" style:family="text">
      <style:text-properties style:use-window-font-color="true" loext:opacity="0%" fo:font-size="12pt" fo:language="pt" fo:country="BR" fo:font-weight="bold" officeooo:rsid="00377cfe" style:letter-kerning="false" fo:background-color="#00a933" loext:char-shading-value="0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16" style:family="text">
      <style:text-properties fo:color="#2a6099" loext:opacity="100%" fo:font-size="12pt" fo:language="pt" fo:country="BR" fo:font-weight="normal" officeooo:rsid="002dbf06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7" style:family="text">
      <style:text-properties fo:color="#2a6099" loext:opacity="100%" fo:font-size="12pt" fo:language="pt" fo:country="BR" fo:font-weight="normal" officeooo:rsid="003064f4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8" style:family="text">
      <style:text-properties fo:color="#2a6099" loext:opacity="100%" fo:font-size="12pt" fo:language="pt" fo:country="BR" fo:font-weight="normal" officeooo:rsid="003ba48d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9" style:family="text">
      <style:text-properties officeooo:rsid="0031dd00"/>
    </style:style>
    <style:style style:name="T20" style:family="text">
      <style:text-properties officeooo:rsid="0035064b"/>
    </style:style>
    <style:style style:name="T21" style:family="text">
      <style:text-properties fo:language="pt" fo:country="BR" fo:font-weight="normal" officeooo:rsid="0038462b" style:language-asian="zh" style:country-asian="CN" style:font-weight-asian="normal" style:language-complex="hi" style:country-complex="IN" style:font-weight-complex="normal"/>
    </style:style>
    <style:style style:name="T22" style:family="text">
      <style:text-properties fo:language="pt" fo:country="BR" fo:font-weight="normal" officeooo:rsid="003a1fd0" style:language-asian="zh" style:country-asian="CN" style:font-weight-asian="normal" style:language-complex="hi" style:country-complex="IN" style:font-weight-complex="normal"/>
    </style:style>
    <style:style style:name="T23" style:family="text">
      <style:text-properties fo:language="pt" fo:country="BR" fo:font-weight="bold" officeooo:rsid="0038462b" style:language-asian="zh" style:country-asian="CN" style:font-weight-asian="bold" style:language-complex="hi" style:country-complex="IN" style:font-weight-complex="bold"/>
    </style:style>
    <style:style style:name="T24" style:family="text">
      <style:text-properties fo:language="pt" fo:country="BR" fo:font-weight="bold" officeooo:rsid="0038462b" fo:background-color="#ff4000" loext:char-shading-value="0" style:language-asian="zh" style:country-asian="CN" style:font-weight-asian="bold" style:language-complex="hi" style:country-complex="IN" style:font-weight-complex="bold"/>
    </style:style>
    <style:style style:name="T25" style:family="text">
      <style:text-properties fo:color="#000000" loext:opacity="100%" fo:font-size="12pt" fo:language="pt" fo:country="BR" fo:font-weight="normal" officeooo:rsid="003ba48d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6" style:family="text">
      <style:text-properties fo:color="#000000" loext:opacity="100%" fo:font-size="12pt" fo:language="pt" fo:country="BR" fo:font-weight="normal" officeooo:rsid="002dbf06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7" style:family="text">
      <style:text-properties fo:color="#000000" loext:opacity="100%" fo:font-size="12pt" fo:language="pt" fo:country="BR" fo:font-weight="normal" officeooo:rsid="003d1d4c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8" style:family="text">
      <style:text-properties fo:color="#000000" loext:opacity="100%" fo:font-size="12pt" fo:language="pt" fo:country="BR" fo:font-weight="normal" officeooo:rsid="003d81c8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9" style:family="text">
      <style:text-properties fo:color="#000000" loext:opacity="100%" fo:font-size="12pt" fo:language="pt" fo:country="BR" fo:font-weight="bold" officeooo:rsid="003ba48d" style:letter-kerning="false" style:font-name-asian="Arial1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30" style:family="text">
      <style:text-properties officeooo:rsid="003df5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ceituação <text:span text:style-name="T19">AC 07</text:span></text:p>
      <text:p text:style-name="P1"/>
      <text:p text:style-name="P3"><text:span text:style-name="Strong_20_Emphasis"><text:span text:style-name="T1"/></text:span></text:p>
      <text:p text:style-name="P4"><text:span text:style-name="Strong_20_Emphasis"><text:span text:style-name="T2">- Implementar Listas, Pilhas ou Filas – é mais fácil em um ambiente estático.</text:span></text:span></text:p>
      <text:p text:style-name="P4"><text:span text:style-name="Strong_20_Emphasis"><text:span text:style-name="T2">- Porém, o acesso pode ser direto a elementos e listar ordenadamente; necessita-se arrastar a lista e isso pode ser ruim para a implementação, bem como os vetores ficam engessados fixos ou limitados.</text:span></text:span></text:p>
      <text:p text:style-name="P4"><text:span text:style-name="Strong_20_Emphasis"><text:span text:style-name="T2">- </text:span></text:span><text:span text:style-name="Strong_20_Emphasis"><text:span text:style-name="T2">Inserir/Remover listas estáticas requer a movimentação dos dados, e quando o volume é grande, pode ser honeroso parao sistema, travamento, lentidão.</text:span></text:span></text:p>
      <text:p text:style-name="P4"><text:span text:style-name="Strong_20_Emphasis"><text:span text:style-name="T2">-</text:span></text:span><text:span text:style-name="Strong_20_Emphasis"><text:span text:style-name="T2"> Desse modo, é interessante que a implementação das listas possam ser DINÂMICAS, ao passo que, possam ocupara qualquer local da memória durante a execução do programa. Assim, a gerência da ORDEM DOS ELEMENTOS, fica a critério de REFERÊNCIAS que eles fazem entre si.</text:span></text:span></text:p>
      <text:p text:style-name="P4"><text:span text:style-name="Strong_20_Emphasis"><text:span text:style-name="T2">- A ideia da lista dinâmica alocado é não definir o tamanho do vetor de dados, mas deixar que a ocupação em memória dos dados vá evoluindo conforme o tempo de execução permita a manipulação dos dados.</text:span></text:span></text:p>
      <text:p text:style-name="P4"><text:span text:style-name="Strong_20_Emphasis"><text:span text:style-name="T2">- A ORDEM LÓGICA dos elementos da listas [NÓS] em alocação dinâmica de memória pode fugir da ordem da posição da memória. Alocar em qualquer espaço livre, desde que se “MALLOC”o espaço para a execução do programa.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10">LISTA LIGADA OU LISTA ENCADEADA</text:span></text:span></text:p>
      <text:p text:style-name="P5"><text:span text:style-name="Strong_20_Emphasis"><text:span text:style-name="T2">- Define-se e utiliza a estrutura chamada NÓ do tipo struct:</text:span></text:span></text:p>
      <text:p text:style-name="P5"><text:span text:style-name="Strong_20_Emphasis"><text:span text:style-name="T2">- </text:span></text:span><text:span text:style-name="Strong_20_Emphasis"><text:span text:style-name="T2">Armazena o dado e possui um ponteiro para fazer referência ao próximo Nó que será criado para encadear os dados.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16">struct NO{</text:span></text:span></text:p>
      <text:p text:style-name="P4"><text:span text:style-name="Strong_20_Emphasis"><text:span text:style-name="T16"><text:tab/>int dado;</text:span></text:span></text:p>
      <text:p text:style-name="P4"><text:span text:style-name="Strong_20_Emphasis"><text:span text:style-name="T16"><text:tab/>struct NO *prox</text:span></text:span><text:span text:style-name="Strong_20_Emphasis"><text:span text:style-name="T17">imo</text:span></text:span><text:span text:style-name="Strong_20_Emphasis"><text:span text:style-name="T2">; // </text:span></text:span><text:span text:style-name="Strong_20_Emphasis"><text:span text:style-name="T5">ponteiro que </text:span></text:span><text:span text:style-name="Strong_20_Emphasis"><text:span text:style-name="T3">armazena a referência para o próximo Nó da estrutura de dados </text:span></text:span><text:span text:style-name="Strong_20_Emphasis"><text:span text:style-name="T5">da lista.</text:span></text:span></text:p>
      <text:p text:style-name="P4"><text:span text:style-name="Strong_20_Emphasis"><text:span text:style-name="T3"><text:tab/><text:tab/><text:tab/>// no NO há o dado a ser salvo e um ponteiro prox</text:span></text:span><text:span text:style-name="Strong_20_Emphasis"><text:span text:style-name="T4">imo</text:span></text:span><text:span text:style-name="Strong_20_Emphasis"><text:span text:style-name="T3"> do tipo struct NO que aponta para o próximo elemento que será um nó a ser criado do tipo struct NO.</text:span></text:span></text:p>
      <text:p text:style-name="P4"><text:span text:style-name="Strong_20_Emphasis"><text:span text:style-name="T2">};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- </text:span></text:span><text:span text:style-name="Strong_20_Emphasis"><text:span text:style-name="T6">O </text:span></text:span><text:span text:style-name="Strong_20_Emphasis"><text:span text:style-name="T9">COMEÇO</text:span></text:span><text:span text:style-name="Strong_20_Emphasis"><text:span text:style-name="T6"> da lista é demarcado por um </text:span></text:span><text:span text:style-name="Strong_20_Emphasis"><text:span text:style-name="T9">PONTEIRO</text:span></text:span><text:span text:style-name="Strong_20_Emphasis"><text:span text:style-name="T6"> (sentinela) chama de </text:span></text:span><text:span text:style-name="Strong_20_Emphasis"><text:span text:style-name="T9">início.</text:span></text:span></text:p>
      <text:p text:style-name="P4"><text:span text:style-name="Strong_20_Emphasis"><text:span text:style-name="T2">- </text:span></text:span><text:span text:style-name="Strong_20_Emphasis"><text:span text:style-name="T6">Ponteiros que armazenam o valor NULL – significa que o nó não aponta para elemento algum, podem ser o final da FILA ou Inicio da PILHA.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11"><text:soft-page-break/><text:span text:style-name="Strong_20_Emphasis"><text:span text:style-name="T20">CONCEPÇÃO VISUAL DE UMA LISTA DINÂMICA:</text:span></text:span></text:p>
      <text:p text:style-name="P6"><text:span text:style-name="Strong_20_Emphasis"><text:span text:style-name="T7">Início→[dado]prox→[dado]prox→[dado]→</text:span></text:span><text:span text:style-name="Strong_20_Emphasis"><text:span text:style-name="T14">NULL </text:span></text:span><text:span text:style-name="Strong_20_Emphasis"><text:span text:style-name="T15">(FIM)</text:span></text:span><text:span text:style-name="Strong_20_Emphasis"><text:span text:style-name="T7"> (GRD – TERRA) ------ PILHA</text:span></text:span></text:p>
      <text:p text:style-name="P4"><text:span text:style-name="Strong_20_Emphasis"><text:span text:style-name="T2"/></text:span></text:p>
      <text:p text:style-name="P7"><text:span text:style-name="Strong_20_Emphasis"><text:span text:style-name="T10">LISTA –</text:span></text:span><text:span text:style-name="Strong_20_Emphasis"><text:span text:style-name="T11"> INSERÇÃO – Lista genérica ser regras!</text:span></text:span></text:p>
      <text:p text:style-name="Text_20_body"><text:span text:style-name="Strong_20_Emphasis"><text:span text:style-name="T11"/></text:span></text:p>
      <text:p text:style-name="P13"><text:span text:style-name="Strong_20_Emphasis"><text:span text:style-name="T21">- Pode-se inserir em qlqr posição</text:span></text:span></text:p>
      <text:p text:style-name="P13"><text:span text:style-name="Strong_20_Emphasis"><text:span text:style-name="T21">CUIDADO: dependendo da posição da inserção, podem haver casos específicos que precisam ser tratados:</text:span></text:span></text:p>
      <text:p text:style-name="P13"><text:span text:style-name="Strong_20_Emphasis"><text:span text:style-name="T21"><text:tab/>Lista va</text:span></text:span><text:span text:style-name="Strong_20_Emphasis"><text:span text:style-name="T22">zi</text:span></text:span><text:span text:style-name="Strong_20_Emphasis"><text:span text:style-name="T21">a: </text:span></text:span><text:span text:style-name="Strong_20_Emphasis"><text:span text:style-name="T23">ini lista, </text:span></text:span><text:span text:style-name="Strong_20_Emphasis"><text:span text:style-name="T24">meio lista</text:span></text:span><text:span text:style-name="Strong_20_Emphasis"><text:span text:style-name="T23">, fim lista</text:span></text:span></text:p>
      <text:p text:style-name="P8"><text:span text:style-name="Strong_20_Emphasis"><text:span text:style-name="T16">struct NO{</text:span></text:span></text:p>
      <text:p text:style-name="P8"><text:span text:style-name="Strong_20_Emphasis"><text:span text:style-name="T16"><text:tab/>int dado;</text:span></text:span></text:p>
      <text:p text:style-name="P8"><text:span text:style-name="Strong_20_Emphasis"><text:span text:style-name="T16"><text:tab/>struct NO *prox</text:span></text:span><text:span text:style-name="Strong_20_Emphasis"><text:span text:style-name="T17">im</text:span></text:span><text:span text:style-name="Strong_20_Emphasis"><text:span text:style-name="T18">o;</text:span></text:span></text:p>
      <text:p text:style-name="P8"><text:span text:style-name="Strong_20_Emphasis"><text:span text:style-name="T18">}</text:span></text:span></text:p>
      <text:p text:style-name="P8"><text:span text:style-name="Strong_20_Emphasis"><text:span text:style-name="T25">1 – Primeiro Passo: Malloc()</text:span></text:span></text:p>
      <text:p text:style-name="P8"><text:span text:style-name="Strong_20_Emphasis"><text:span text:style-name="T25"><text:s/>Quando isso é feito, surge um Novo nó; possuindo o campo dado para a salvaguaro do valor e um ponteiro *proximo que aponta para NULL.</text:span></text:span></text:p>
      <text:p text:style-name="P8"><text:span text:style-name="Strong_20_Emphasis"><text:span text:style-name="T25"/></text:span></text:p>
      <text:p text:style-name="P8"><text:span text:style-name="Strong_20_Emphasis"><text:span text:style-name="T25">2 – Inserir um Novo nó no meio da lista:<text:line-break/> Necessário o controle de outro ponteiro, </text:span></text:span><text:span text:style-name="Strong_20_Emphasis"><text:span text:style-name="T29">o ITERADOR, </text:span></text:span><text:span text:style-name="Strong_20_Emphasis"><text:span text:style-name="T25">para chegar até até o local da memória me que se ddeseja inserir o dado Novo.</text:span></text:span></text:p>
      <text:p text:style-name="P8"><text:span text:style-name="Strong_20_Emphasis"><text:span text:style-name="T25"/></text:span></text:p>
      <text:p text:style-name="P8"><text:span text:style-name="Strong_20_Emphasis"><text:span text:style-name="T25">3 – Atualizar os ponteiros:</text:span></text:span></text:p>
      <text:p text:style-name="P8"><text:span text:style-name="Strong_20_Emphasis"><text:span text:style-name="T25">3.1 O ponteiro proximo deve apontar para o iterador. // apontando para o mesmo local que o iterador aponta</text:span></text:span></text:p>
      <text:p text:style-name="P8"><text:span text:style-name="Strong_20_Emphasis"><text:span text:style-name="T25">3.2 o ponteiro proximo aponta para o iterador.proximo</text:span></text:span></text:p>
      <text:p text:style-name="P8"><text:span text:style-name="Strong_20_Emphasis"><text:span text:style-name="T25">3.3 iterador.proximo apontar para o Novo Nó</text:span></text:span></text:p>
      <text:p text:style-name="P8"><text:span text:style-name="Strong_20_Emphasis"><text:span text:style-name="T25">3.4 inserção finalizada!</text:span></text:span></text:p>
      <text:p text:style-name="P8"><text:span text:style-name="Strong_20_Emphasis"><text:span text:style-name="T25"/></text:span></text:p>
      <text:p text:style-name="P8"><text:span text:style-name="Strong_20_Emphasis"><text:span text:style-name="T10">LISTA –</text:span></text:span><text:span text:style-name="Strong_20_Emphasis"><text:span text:style-name="T11"> </text:span></text:span><text:span text:style-name="Strong_20_Emphasis"><text:span text:style-name="T12">REMOÇÃO</text:span></text:span><text:span text:style-name="Strong_20_Emphasis"><text:span text:style-name="T11"> – Lista genérica ser regras!</text:span></text:span></text:p>
      <text:p text:style-name="P8"><text:span text:style-name="Strong_20_Emphasis"><text:span text:style-name="T25"/></text:span></text:p>
      <text:p text:style-name="P8"><text:span text:style-name="Strong_20_Emphasis"><text:span text:style-name="T25">1 – Percorrer a lista até o elemento que deve ser excluído;</text:span></text:span></text:p>
      <text:p text:style-name="P8"><text:span text:style-name="Strong_20_Emphasis"><text:span text:style-name="T25">2 – iterador aponta para o início e segue o vetor</text:span></text:span></text:p>
      <text:p text:style-name="P8"><text:span text:style-name="Strong_20_Emphasis"><text:span text:style-name="T25">3 – próximo, próximo, e encontra-se o dado a ser removido</text:span></text:span></text:p>
      <text:p text:style-name="P8"><text:span text:style-name="Strong_20_Emphasis"><text:span text:style-name="T25">4 – </text:span></text:span><text:span text:style-name="Strong_20_Emphasis"><text:span text:style-name="T27">ATUALIZAR OS PONTEIROS – proximo do elemento anterior ao elemento que será removido deve apontar para iterador</text:span></text:span><text:span text:style-name="Strong_20_Emphasis"><text:span text:style-name="T26"> </text:span></text:span><text:span text:style-name="Strong_20_Emphasis"><text:span text:style-name="T27">e o proximo </text:span></text:span><text:span text:style-name="Strong_20_Emphasis"><text:span text:style-name="T28">do elemento anterior deve </text:span></text:span><text:span text:style-name="Strong_20_Emphasis"><text:span text:style-name="T27">apontar para o </text:span></text:span><text:span text:style-name="Strong_20_Emphasis"><text:span text:style-name="T28">elemento posterior ao que foi removido.</text:span></text:span></text:p>
      <text:p text:style-name="P9"><text:span text:style-name="Strong_20_Emphasis"><text:span text:style-name="T27">5 – o proximo do elemento a ser removido deve apontar para NULL e invoca o free()</text:span></text:span></text:p>
      <text:p text:style-name="P12"><text:soft-page-break/><text:span text:style-name="Strong_20_Emphasis"><text:span text:style-name="T30">MOSTRANDO O CONTEUDO DOS ELEMENTOS DE UMA LISTA</text:span></text:span></text:p>
      <text:p text:style-name="P10"><text:span text:style-name="Strong_20_Emphasis"><text:span text:style-name="T25"/></text:span></text:p>
      <text:p text:style-name="P10"><text:span text:style-name="Strong_20_Emphasis"><text:span text:style-name="T2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9:13:17.154000000</meta:creation-date>
    <dc:date>2023-06-26T23:38:49.893000000</dc:date>
    <meta:editing-duration>PT4H46M22S</meta:editing-duration>
    <meta:editing-cycles>36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42" meta:word-count="575" meta:character-count="3334" meta:non-whitespace-character-count="2775"/>
  </office:meta>
</office:document-meta>
</file>